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tyle="normal" style:font-style-asian="normal" style:font-style-complex="normal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COMERCIAL PROPOSAL</text:p>
      <text:p text:style-name="P3"/>
      <text:p text:style-name="P14">This is an ODT template document used to generate personalized documents for your customers or suppliers.</text:p>
      <text:p text:style-name="P14"/>
      <text:p text:style-name="P13"><text:span text:style-name="T1">My information</text:span><text:span text:style-name="T1">:</text:span>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5">mycompany_vatnumber = {mycompany_vatnumber}</text:p>
      <text:p text:style-name="P5">mycompany_note = {mycompany_note}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{company_name}</text:p>
      <text:p text:style-name="P5">company_address = {company_address}</text:p>
      <text:p text:style-name="P5">company_zip = {company_zip}</text:p>
      <text:p text:style-name="P5">company_town = {company_town}</text:p>
      <text:p text:style-name="P5">company_country = {company_country}</text:p>
      <text:p text:style-name="P5">company_phone = {company_phone}</text:p>
      <text:p text:style-name="P5">company_fax = {company_fax}</text:p>
      <text:p text:style-name="P5">company_email = {company_email}</text:p>
      <text:p text:style-name="P5">company_web = {company_web}</text:p>
      <text:p text:style-name="P5">company_barcode = {company_barcode}</text:p>
      <text:p text:style-name="P5">company_customercode = {company_customercode}</text:p>
      <text:p text:style-name="P5">company_suppliercode = {company_suppliercode}</text:p>
      <text:p text:style-name="P5">company_capital = {company_capital}</text:p>
      <text:p text:style-name="P5">company_juridicalstatus = {company_juridicalstatus}</text:p>
      <text:p text:style-name="P5">company_idprof1 = {company_idprof1}</text:p>
      <text:p text:style-name="P5">company_idprof2 = {company_idprof2}</text:p>
      <text:p text:style-name="P5">company_idprof3 = {company_idprof3}</text:p>
      <text:p text:style-name="P5">company_idprof4 = {company_idprof4}</text:p>
      <text:p text:style-name="P5">company_vatnumber = {company_vatnumber}</text:p>
      <text:p text:style-name="P6">company_note = {company_note}</text:p>
      <text:p text:style-name="P6">…</text:p>
      <text:p text:style-name="P3"/>
      <text:p text:style-name="P7">User information:</text:p>
      <text:p text:style-name="P9">myuser_lastname = {myuser_lastname}</text:p>
      <text:p text:style-name="P9">myuser_firstname = {myuser_firstname}</text:p>
      <text:p text:style-name="P9">myuser_login = {myuser_login}</text:p>
      <text:p text:style-name="P9">myuser_email = {myuser_email}</text:p>
      <text:p text:style-name="P10">...</text:p>
      <text:p text:style-name="P6"/>
      <text:p text:style-name="P6"/>
      <text:p text:style-name="P6"/>
      <text:p text:style-name="P6"><text:soft-page-break/></text:p>
      <text:p text:style-name="P7">Object information:</text:p>
      <text:p text:style-name="P4">This is a list of other tags that will be replaced with correct values (tags between {}) :</text:p>
      <text:p text:style-name="P5">object_id = {object_id}</text:p>
      <text:p text:style-name="P5">object_ref = {object_ref}</text:p>
      <text:p text:style-name="P5">object_ref_customer = {object_ref_customer}</text:p>
      <text:p text:style-name="P5">object_date = {object_date}</text:p>
      <text:p text:style-name="P5">object_date_end = {object_date_end} </text:p>
      <text:p text:style-name="P5">object_date_creation = {object_date_creation}</text:p>
      <text:p text:style-name="P5">object_date_validation = {object_date_validation}</text:p>
      <text:p text:style-name="P5">object_total_ht = {object_total_ht}</text:p>
      <text:p text:style-name="P5">object_total_vat = {object_total_vat}</text:p>
      <text:p text:style-name="P5">object_total_ttc = {object_total_ttc}</text:p>
      <text:p text:style-name="P5">object_payment_mode = {object_payment_mode}</text:p>
      <text:p text:style-name="P5">object_payment_term = {object_payment_term}</text:p>
      <text:p text:style-name="P5">object_note_private = {object_note_private}</text:p>
      <text:p text:style-name="P5">object_note = {object_note}</text:p>
      <text:p text:style-name="P5">free_text = {free_text}</text:p>
      <text:p text:style-name="P6">...</text:p>
      <text:p text:style-name="P4"/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1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UP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A1" office:value-type="string">
              <text:p text:style-name="P15">__Discount__</text:p>
            </table:table-cell>
            <table:table-cell table:style-name="Tableau1.F1" office:value-type="string">
              <text:p text:style-name="P15">__TotalHT__</text:p>
            </table:table-cell>
          </table:table-row>
        </table:table-header-rows>
        <table:table-row>
          <table:table-cell table:style-name="Tableau1.A2" office:value-type="string">
            <text:p text:style-name="P16">[!-- BEGIN row.lines --]{line_fulldesc}</text:p>
          </table:table-cell>
          <table:table-cell table:style-name="Tableau1.B2" office:value-type="string">
            <text:p text:style-name="P16">{line_vatrate}</text:p>
          </table:table-cell>
          <table:table-cell table:style-name="Tableau1.C2" office:value-type="string">
            <text:p text:style-name="P16">{line_up}</text:p>
          </table:table-cell>
          <table:table-cell table:style-name="Tableau1.D2" office:value-type="string">
            <text:p text:style-name="P16">{line_qty}</text:p>
          </table:table-cell>
          <table:table-cell table:style-name="Tableau1.E2" office:value-type="string">
            <text:p text:style-name="P16">{line_discount_percent}</text:p>
          </table:table-cell>
          <table:table-cell table:style-name="Tableau1.F2" office:value-type="string">
            <text:p text:style-name="P16">{line_price_ht}</text:p>
            <text:p text:style-name="P16">[!-- END row.lines --]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><text:span text:style-name="T2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/>
    </style:style>
    <style:style style:name="Table_20_Contents" style:display-name="Table Contents" style:family="paragraph" style:parent-style-name="Text_20_Body_20_Single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2-05T18:15:17</dc:date>
    <meta:editing-duration>PT4H24M48S</meta:editing-duration>
    <meta:editing-cycles>51</meta:editing-cycles>
    <meta:generator>LibreOffice/3.4$Linux LibreOffice_project/340m1$Build-502</meta:generator>
    <meta:document-statistic meta:table-count="1" meta:image-count="0" meta:object-count="0" meta:page-count="2" meta:paragraph-count="98" meta:word-count="345" meta:character-count="3275" meta:non-whitespace-character-count="3023"/>
    <dc:creator>Laurent Destailleur</dc:creator>
    <meta:user-defined meta:name="Información 1"/>
    <meta:user-defined meta:name="Información 2"/>
    <meta:user-defined meta:name="Información 3"/>
    <meta:user-defined meta:name="Información 4"/>
  </office:meta>
</office:document-meta>
</file>